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8.09pt"/>
    </style:style>
    <style:style style:name="co2" style:family="table-column">
      <style:table-column-properties fo:break-before="auto" style:column-width="362.81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9.96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19.3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 بار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0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27pt" draw:z-index="5" draw:style-name="gr3" draw:text-style-name="P3" svg:width="39.49pt" svg:height="15.05pt" svg:x="64.26pt" svg:y="19.64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8">00/00/0000</text:date>, <text:time style:data-style-name="N2" text:time-value="10:05:55.439101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8T15:46:12.605178870</dc:date>
    <meta:editing-duration>P79DT20H19M58S</meta:editing-duration>
    <meta:editing-cycles>3141</meta:editing-cycles>
    <meta:generator>LibreOffice/5.1.6.2$Linux_X86_64 LibreOffice_project/10m0$Build-2</meta:generator>
    <meta:document-statistic meta:table-count="3" meta:cell-count="54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